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3.36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na které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kteří kouzelný svitek hlídali, se probudili. Musíš je zlikvidova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ková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Od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Vy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Vy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více kouzelné many</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Stav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Stav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A teď leť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8">00.00.0000</text:date>, <text:time style:data-style-name="N2" text:time-value="15:43:49.789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3-08T16:02:01.844000000</dc:date>
    <meta:editing-duration>PT20H47M5S</meta:editing-duration>
    <meta:editing-cycles>36</meta:editing-cycles>
    <meta:document-statistic meta:table-count="1" meta:cell-count="1531" meta:object-count="0"/>
  </office:meta>
</office:document-meta>
</file>